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aporean Satay</text:p>
      <text:p text:style-name="Standard"/>
      <text:p text:style-name="Standard"><text:span text:style-name="T1">Subsitute</text:span>: pre-made or store-bought Malaysian or Singaporean curry powder; frozen, pre-ground lemongrass, frozen whole galangal (not powdered).</text:p>
      <text:p text:style-name="Standard"/>
      <text:p text:style-name="Standard">NOTES: Make sure meat is cut small!!; otherwise beef, in particular, will be tough</text:p>
      <text:p text:style-name="Standard"/>
      <text:p text:style-name="P2">Ingredients</text:p>
      <text:p text:style-name="Standard"/>
      <text:p text:style-name="Standard">2 lb boneless chicken thighs or beef (sirloin tip, flank, or skirt steak) cut into bite-sized cubes, around ½-inch</text:p>
      <text:p text:style-name="Standard"/>
      <text:p text:style-name="P3">Curry Paste</text:p>
      <text:p text:style-name="Standard">6-7 medium shallots</text:p>
      <text:p text:style-name="Standard">4 cloves garlic, peeled</text:p>
      <text:p text:style-name="Standard">8 stalks lemongrass, cut into rings no larger than ¼ inch</text:p>
      <text:p text:style-name="Standard">4 slices galangal</text:p>
      <text:p text:style-name="Standard"/>
      <text:p text:style-name="P4">Curry Powder</text:p>
      <text:p text:style-name="Standard">4 Tbsp coriander seeds</text:p>
      <text:p text:style-name="Standard">4 tsp cumin seeds</text:p>
      <text:p text:style-name="Standard">1 tsp turmeric</text:p>
      <text:p text:style-name="Standard"/>
      <text:p text:style-name="P4">Additional Seasonings</text:p>
      <text:p text:style-name="Standard">2 tsp salt</text:p>
      <text:p text:style-name="Standard">1-2 tsp sugar</text:p>
      <text:p text:style-name="Standard">2-3 Tbsp peanut or vegetable oil, as needed to coat the meat</text:p>
      <text:p text:style-name="Standard">Wooden skewers, soaked for 30 minutes prior to threading and cooking</text:p>
      <text:p text:style-name="Standard"/>
      <text:p text:style-name="P4">Garnish</text:p>
      <text:p text:style-name="P6">4 small cucumbers, roll-cut into small pieces</text:p>
      <text:p text:style-name="P6">2 onions, cut into wedges</text:p>
      <text:p text:style-name="P6"/>
      <text:p text:style-name="P2">Instructions</text:p>
      <text:p text:style-name="Standard"/>
      <text:p text:style-name="P5">Curry Paste</text:p>
      <text:list xml:id="list1799860699146890600" text:style-name="L1">
        <text:list-item>
          <text:p text:style-name="P7">In a food processor or Vitamix: pureee shallots, garlic, lemongrass, and galangal to fine paste, adding water as needed so mixture will grind smoothly.</text:p>
          <text:p text:style-name="P7"/>
        </text:list-item>
      </text:list>
      <text:p text:style-name="P4">Curry Powder</text:p>
      <text:list xml:id="list6636061562189118593" text:style-name="L2">
        <text:list-item>
          <text:p text:style-name="P8">Toast cumin and coriander seeds over low heat until they release aroma, about 5-10 minutes. <text:s/></text:p>
        </text:list-item>
        <text:list-item>
          <text:p text:style-name="P8">Grind to fine powder in spice or coffee grinder. <text:s/></text:p>
        </text:list-item>
        <text:list-item>
          <text:p text:style-name="P8">Place mixture in small bowl and mix in turmeric.</text:p>
        </text:list-item>
      </text:list>
      <text:p text:style-name="Standard"/>
      <text:p text:style-name="P4">Marinade</text:p>
      <text:list xml:id="list1212373544558507716" text:style-name="L3">
        <text:list-item>
          <text:p text:style-name="P9">Rub beef or chicken with enough paste mixture to coat thoroughly. <text:s/>Reserve or freeze remaining paste. <text:s/></text:p>
        </text:list-item>
        <text:list-item>
          <text:p text:style-name="P9">Sprinkle spice mixture over meat and mix thoroughly. <text:s/></text:p>
        </text:list-item>
        <text:list-item>
          <text:p text:style-name="P9">Marinate for at least 1 hour. <text:s/>Can be left in the fridge all day.</text:p>
        </text:list-item>
        <text:list-item>
          <text:p text:style-name="P9"><text:span text:style-name="T1">1 Hour before Cooking</text:span>: <text:s/>Add salt and sugar to meat and mix thoroughly. <text:s/>Add oil to coat. Soak skewers.</text:p>
        </text:list-item>
      </text:list>
      <text:p text:style-name="Standard"/>
      <text:p text:style-name="P4">To prepare and cook meat</text:p>
      <text:p text:style-name="P6"><text:soft-page-break/>Thread seasoned meat onto skewers. <text:s/>Pack cubes tightly leaving no empty space between pieces.</text:p>
      <text:p text:style-name="P6">Grill or broil, basting periodically with oil, until fully-cooked and edges are slightly char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ll </meta:initial-creator>
    <meta:creation-date>2014-09-28T08:09:29.73</meta:creation-date>
    <dc:date>2014-10-19T13:01:04.65</dc:date>
    <dc:creator>Jill </dc:creator>
    <meta:editing-duration>PT9H29M45S</meta:editing-duration>
    <meta:editing-cycles>33</meta:editing-cycles>
    <meta:generator>OpenOffice/4.0.0$Win32 OpenOffice.org_project/400m3$Build-9702</meta:generator>
    <meta:document-statistic meta:table-count="0" meta:image-count="0" meta:object-count="0" meta:page-count="2" meta:paragraph-count="37" meta:word-count="295" meta:character-count="1747"/>
  </office:meta>
</office:document-meta>
</file>